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61cm" svg:height="1.016cm" svg:x="7.477cm" svg:y="-0.046cm">
          <text:p text:style-name="P1">新建项目</text:p>
        </draw:rect>
        <draw:rect draw:style-name="gr1" draw:text-style-name="P1" xml:id="id2" draw:id="id2" draw:layer="layout" svg:width="5.461cm" svg:height="1.016cm" svg:x="6.842cm" svg:y="15.848cm">
          <text:p text:style-name="P1">获取布署结果</text:p>
        </draw:rect>
        <draw:rect draw:style-name="gr1" draw:text-style-name="P1" draw:layer="layout" svg:width="5.461cm" svg:height="1.016cm" svg:x="7.477cm" svg:y="3.197cm">
          <text:p text:style-name="P1">申请资源</text:p>
        </draw:rect>
        <draw:rect draw:style-name="gr1" draw:text-style-name="P1" draw:layer="layout" svg:width="5.461cm" svg:height="1.016cm" svg:x="7.35cm" svg:y="6.38cm">
          <text:p text:style-name="P1">申请接入布署系统</text:p>
        </draw:rect>
        <draw:rect draw:style-name="gr1" draw:text-style-name="P1" draw:layer="layout" svg:width="5.461cm" svg:height="1.016cm" svg:x="7.096cm" svg:y="12.646cm">
          <text:p text:style-name="P1">布署</text:p>
        </draw:rect>
        <draw:rect draw:style-name="gr1" draw:text-style-name="P1" draw:layer="layout" svg:width="5.461cm" svg:height="1.016cm" svg:x="7.25cm" svg:y="9.517cm">
          <text:p text:style-name="P1">申请合并代码</text:p>
        </draw:rect>
        <draw:line draw:style-name="gr2" draw:text-style-name="P1" draw:layer="layout" svg:x1="10.398cm" svg:y1="1cm" svg:x2="10.271cm" svg:y2="3.159cm">
          <text:p/>
        </draw:line>
        <draw:line draw:style-name="gr2" draw:text-style-name="P1" draw:layer="layout" svg:x1="10.362cm" svg:y1="4.2cm" svg:x2="10.235cm" svg:y2="6.359cm">
          <text:p/>
        </draw:line>
        <draw:line draw:style-name="gr2" draw:text-style-name="P1" draw:layer="layout" svg:x1="10.126cm" svg:y1="7.4cm" svg:x2="9.999cm" svg:y2="9.559cm">
          <text:p/>
        </draw:line>
        <draw:line draw:style-name="gr2" draw:text-style-name="P1" draw:layer="layout" svg:x1="9.89cm" svg:y1="10.5cm" svg:x2="9.763cm" svg:y2="12.659cm">
          <text:p/>
        </draw:line>
        <draw:line draw:style-name="gr2" draw:text-style-name="P1" draw:layer="layout" svg:x1="9.636cm" svg:y1="13.7cm" svg:x2="9.509cm" svg:y2="15.859cm">
          <text:p/>
        </draw:line>
        <draw:line draw:style-name="gr2" draw:text-style-name="P1" draw:layer="layout" svg:x1="9.382cm" svg:y1="16.875cm" svg:x2="3.921cm" svg:y2="20.177cm">
          <text:p/>
        </draw:line>
        <draw:line draw:style-name="gr2" draw:text-style-name="P1" draw:layer="layout" svg:x1="9.636cm" svg:y1="16.875cm" svg:x2="14.081cm" svg:y2="20.177cm">
          <text:p/>
        </draw:line>
        <draw:frame draw:style-name="gr3" draw:layer="layout" svg:width="1.016cm" svg:height="1.733cm" svg:x="5.699cm" svg:y="17.891cm">
          <draw:text-box>
            <text:p>成功</text:p>
          </draw:text-box>
        </draw:frame>
        <draw:frame draw:style-name="gr4" draw:layer="layout" svg:width="1.143cm" svg:height="2.032cm" svg:x="11.795cm" svg:y="18.01cm">
          <draw:text-box>
            <text:p>失败</text:p>
          </draw:text-box>
        </draw:frame>
        <draw:rect draw:style-name="gr1" draw:text-style-name="P1" draw:layer="layout" svg:width="5.461cm" svg:height="1.016cm" svg:x="1.343cm" svg:y="20.248cm">
          <text:p text:style-name="P1">结束</text:p>
        </draw:rect>
        <draw:rect draw:style-name="gr1" draw:text-style-name="P1" xml:id="id1" draw:id="id1" draw:layer="layout" svg:width="5.461cm" svg:height="1.016cm" svg:x="11.541cm" svg:y="20.22cm">
          <text:p text:style-name="P1">人工重试布署</text:p>
        </draw:rect>
        <draw:connector draw:style-name="gr2" draw:text-style-name="P1" draw:layer="layout" draw:type="curve" svg:x1="17.002cm" svg:y1="20.728cm" svg:x2="12.303cm" svg:y2="16.356cm" draw:start-shape="id1" draw:start-glue-point="1" draw:end-shape="id2" svg:d="M17002 20728c751 0 3101-4372-4699-43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n hui</meta:initial-creator>
    <meta:creation-date>2017-08-17T18:17:21</meta:creation-date>
    <dc:date>2017-08-17T18:30:51</dc:date>
    <dc:creator>fan hui</dc:creator>
    <meta:editing-duration>PT13M30S</meta:editing-duration>
    <meta:editing-cycles>3</meta:editing-cycles>
    <meta:generator>OpenOffice/4.1.3$Unix OpenOffice.org_project/413m1$Build-9783</meta:generator>
    <meta:document-statistic meta:object-count="18"/>
  </office:meta>
</office:document-meta>
</file>